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Monospace" svg:font-family="Monospace" style:font-pitch="fixed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-Roman" style:font-name-complex="Times-Roman2" style:font-size-complex="12pt"/>
    </style:style>
    <style:style style:name="P2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2" style:font-size-complex="12pt"/>
    </style:style>
    <style:style style:name="P3" style:family="paragraph" style:parent-style-name="Standard">
      <style:paragraph-properties fo:margin-top="0mm" fo:margin-bottom="0mm" fo:line-height="100%"/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2" style:font-size-complex="12pt"/>
    </style:style>
    <style:style style:name="P4" style:family="paragraph" style:parent-style-name="Standard">
      <style:paragraph-properties fo:margin-top="0mm" fo:margin-bottom="0mm" fo:text-align="center" style:justify-single-word="false"/>
      <style:text-properties style:font-size-complex="12pt"/>
    </style:style>
    <style:style style:name="P5" style:family="paragraph" style:parent-style-name="Standard">
      <style:paragraph-properties fo:margin-top="0mm" fo:margin-bottom="0mm" fo:line-height="100%"/>
      <style:text-properties style:font-name="Times-Roman1" fo:font-size="12pt" fo:language="en" fo:country="SG" style:font-size-asian="12pt" style:font-name-complex="Times-Roman2" style:font-size-complex="12pt"/>
    </style:style>
    <style:style style:name="P6" style:family="paragraph" style:parent-style-name="Standard">
      <style:paragraph-properties fo:margin-top="0mm" fo:margin-bottom="0mm" fo:text-align="justify" style:justify-single-word="false"/>
      <style:text-properties style:font-name="Times-Roman1" fo:font-size="12pt" fo:language="en" fo:country="US" style:font-size-asian="12pt" style:font-size-complex="12pt"/>
    </style:style>
    <style:style style:name="P7" style:family="paragraph" style:parent-style-name="No_20_Spacing">
      <style:text-properties style:font-name="Times-Roman1" fo:font-size="12pt" style:font-size-asian="12pt" style:font-size-complex="12pt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Times-Roman1" fo:font-size="12pt" style:font-size-asian="12pt" style:font-size-complex="12pt"/>
    </style:style>
    <style:style style:name="P9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Courier1" fo:font-size="16pt" fo:language="en" fo:country="SG" fo:font-style="italic" style:text-underline-style="solid" style:text-underline-width="auto" style:text-underline-color="font-color" fo:font-weight="bold" style:font-name-asian="Calibri1" style:font-size-asian="16pt" style:language-asian="zh" style:country-asian="CN" style:font-style-asian="italic" style:font-weight-asian="bold" style:font-name-complex="Courier New" style:font-size-complex="16pt" style:font-style-complex="italic" style:font-weight-complex="bold"/>
    </style:style>
    <style:style style:name="P10" style:family="paragraph" style:parent-style-name="Standard">
      <style:paragraph-properties fo:margin-top="0mm" fo:margin-bottom="0mm" fo:line-height="100%">
        <style:tab-stops>
          <style:tab-stop style:position="62.97mm"/>
        </style:tab-stops>
      </style:paragraph-properties>
      <style:text-properties style:font-name="Century Gothic" fo:font-size="10pt" fo:language="en" fo:country="SG" style:font-size-asian="10pt" style:font-name-complex="Times-Roman2" style:font-size-complex="10pt"/>
    </style:style>
    <style:style style:name="P11" style:family="paragraph" style:parent-style-name="Standard">
      <style:paragraph-properties fo:margin-top="0mm" fo:margin-bottom="0mm" fo:line-height="100%" fo:text-align="center" style:justify-single-word="false"/>
      <style:text-properties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P12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2" style:font-size-complex="12pt"/>
    </style:style>
    <style:style style:name="P13" style:family="paragraph" style:parent-style-name="Standard">
      <style:paragraph-properties fo:margin-top="0mm" fo:margin-bottom="0mm" fo:line-height="100%"/>
      <style:text-properties style:font-name="Calibri" style:font-name-asian="Arial" style:font-name-complex="Arial" style:font-weight-complex="bold"/>
    </style:style>
    <style:style style:name="T1" style:family="text">
      <style:text-properties style:font-name="Times-Roman" style:font-name-complex="Times-Roman2" style:font-size-complex="12pt"/>
    </style:style>
    <style:style style:name="T2" style:family="text">
      <style:text-properties style:font-name="Courier1" fo:font-size="14pt" fo:language="en" fo:country="SG" fo:font-style="italic" fo:font-weight="bold" style:font-name-asian="SimSun" style:font-size-asian="14pt" style:language-asian="zh" style:country-asian="CN" style:font-style-asian="italic" style:font-weight-asian="bold" style:font-name-complex="Arial1" style:font-size-complex="14pt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-asian="Arial" style:font-weight-complex="bold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fo:letter-spacing="normal" fo:language="en" fo:country="US" fo:font-style="normal" style:text-underline-style="none" fo:font-weight="normal" style:font-name-asian="GungsuhCh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T9" style:family="text">
      <style:text-properties fo:font-variant="normal" fo:text-transform="none" fo:color="#000000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style:font-name-asian="Arial" style:font-size-asian="12pt" style:font-weight-asian="normal" style:font-weight-complex="normal"/>
    </style:style>
    <style:style style:name="T11" style:family="text">
      <style:text-properties style:font-name="Times-Roman1" fo:font-size="12pt" style:font-name-asian="Arial" style:font-size-asian="12pt" style:font-size-complex="12pt" style:font-weight-complex="bold"/>
    </style:style>
    <style:style style:name="T12" style:family="text">
      <style:text-properties style:font-name="Times-Bold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13" style:family="text">
      <style:text-properties fo:color="#000000"/>
    </style:style>
    <style:style style:name="T14" style:family="text">
      <style:text-properties style:font-name="Calibri" style:font-name-asian="Arial" style:font-name-complex="Arial" style:font-weight-complex="bold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style:font-name-asian="Arial" style:font-size-asian="12pt" style:font-name-complex="Arial" style:font-size-complex="12pt" style:font-weight-complex="bold"/>
    </style:style>
    <style:style style:name="T18" style:family="text">
      <style:text-properties fo:font-size="12pt" style:font-name-asian="Arial" style:font-size-asian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o.name&gt;</text:placeholder></text:p>
      <text:p text:style-name="P4">(UEN: <text:span text:style-name="T2"><text:placeholder text:placeholder-type="text">&lt;o.uen&gt;</text:placeholder></text:span>)</text:p>
      <text:p text:style-name="P11"><text:span text:style-name="T13"><text:placeholder text:placeholder-type="text">&lt;get_partner_full_address(o.id)&gt;</text:placeholder></text:span></text:p>
      <text:p text:style-name="P2"/>
      <text:p text:style-name="P2">Inland Revenue Authority of Singapore</text:p>
      <text:p text:style-name="P6"><text:placeholder text:placeholder-type="text">&lt;o.street&gt;</text:placeholder></text:p>
      <text:p text:style-name="P6"><text:placeholder text:placeholder-type="text">&lt;o.street2&gt;</text:placeholder></text:p>
      <text:p text:style-name="P5"><text:span text:style-name="T3"><text:placeholder text:placeholder-type="text">&lt;o.country_id and o.country_id.name or ''&gt;</text:placeholder></text:span><text:span text:style-name="T3"> </text:span><text:span text:style-name="T3"><text:placeholder text:placeholder-type="text">&lt;o.zip&gt;</text:placeholder></text:span> </text:p>
      <text:p text:style-name="P2"/>
      <text:p text:style-name="P2"/>
      <text:p text:style-name="P2"/>
      <text:p text:style-name="P2">Dear Sir,</text:p>
      <text:p text:style-name="P2"/>
      <text:p text:style-name="P2"/>
      <text:p text:style-name="P3">TAX RETURN - YA’2016</text:p>
      <text:p text:style-name="P2"/>
      <text:p text:style-name="P2"><text:s/>Please be informed that company did not commence business since incorporation.</text:p>
      <text:p text:style-name="P2"/>
      <text:p text:style-name="P2">Please find attached tax return – YA’2016 for our company.</text:p>
      <text:p text:style-name="P2"/>
      <text:p text:style-name="P2">In the meantime, please be informed that we had filed our company strike-off with ACRA.</text:p>
      <text:p text:style-name="P2"/>
      <text:p text:style-name="P2"/>
      <text:p text:style-name="P2"/>
      <text:p text:style-name="P2">Yours faithfully,</text:p>
      <text:p text:style-name="P8"/>
      <text:p text:style-name="P7"/>
      <text:p text:style-name="P7"/>
      <text:p text:style-name="P7">__________________________________</text:p>
      <text:p text:style-name="P10"><text:span text:style-name="T7"><text:placeholder text:placeholder-type="text">&lt;get_director1(o.id)['name']&gt;</text:placeholder></text:span></text:p>
      <text:p text:style-name="P2"><text:span text:style-name="T15">Director</text:span><text:span text:style-name="T10"><text:tab/></text:span><text:span text:style-name="T18"><text:tab/><text:tab/><text:tab/></text:span><text:span text:style-name="T4"><text:tab/><text:tab/></text:span></text:p>
      <text:p text:style-name="P13"/>
      <text:p text:style-name="P13"/>
      <text:p text:style-name="P1"/>
      <text:p text:style-name="Standard"><text:span text:style-name="T1">Dated this </text:span><text:span text:style-name="T12"><text:placeholder text:placeholder-type="text">&lt;convert_date_d_B_Y(o.fs_end_date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Monospace" svg:font-family="Monospace" style:font-pitch="fixed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3</meta:editing-cycles>
    <meta:print-date>2014-12-29T01:35:00</meta:print-date>
    <meta:creation-date>2015-06-27T05:45:00</meta:creation-date>
    <dc:date>2015-12-18T11:01:57</dc:date>
    <meta:editing-duration>PT1M40S</meta:editing-duration>
    <meta:generator>LibreOffice/3.5$Linux_X86_64 LibreOffice_project/350m1$Build-2</meta:generator>
    <meta:document-statistic meta:table-count="0" meta:image-count="0" meta:object-count="0" meta:page-count="1" meta:paragraph-count="17" meta:word-count="67" meta:character-count="556" meta:non-whitespace-character-count="4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